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  <style:style style:name="ce80" style:family="table-cell" style:parent-style-name="Default">
      <style:table-cell-properties fo:background-color="#21409a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5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30" table:default-cell-style-name="ce14"/>
        <table:table-column table:style-name="co31" table:default-cell-style-name="ce14"/>
        <table:table-column table:style-name="co32" table:default-cell-style-name="ce40"/>
        <table:table-column table:style-name="co30" table:default-cell-style-name="ce16"/>
        <table:table-column table:style-name="co24" table:default-cell-style-name="ce16"/>
        <table:table-column table:style-name="co33" table:default-cell-style-name="ce16"/>
        <table:table-column table:style-name="co23" table:default-cell-style-name="Default"/>
        <table:table-column table:style-name="co3" table:default-cell-style-name="ce16"/>
        <table:table-column table:style-name="co34" table:default-cell-style-name="Default"/>
        <table:table-column table:style-name="co31" table:default-cell-style-name="Default"/>
        <table:table-column table:style-name="co20" table:default-cell-style-name="ce14"/>
        <table:table-column table:style-name="co35" table:default-cell-style-name="Default"/>
        <table:table-column table:style-name="co36" table:default-cell-style-name="ce16"/>
        <table:table-column table:style-name="co21" table:default-cell-style-name="Default"/>
        <table:table-column table:style-name="co24" table:default-cell-style-name="Default"/>
        <table:table-column table:style-name="co37" table:default-cell-style-name="ce16"/>
        <table:table-column table:style-name="co24" table:default-cell-style-name="ce16"/>
        <table:table-column table:style-name="co23" table:default-cell-style-name="ce14"/>
        <table:table-column table:style-name="co38" table:default-cell-style-name="ce16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6"/>
        <table:table-column table:style-name="co42" table:default-cell-style-name="ce16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7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7"/>
          <table:table-cell table:style-name="ce17"/>
          <table:table-cell table:number-columns-repeated="2"/>
          <table:table-cell table:style-name="Default"/>
          <table:table-cell table:style-name="ce14"/>
          <table:table-cell/>
          <table:table-cell table:style-name="ce73"/>
          <table:table-cell/>
          <table:table-cell table:style-name="ce68" office:value-type="string" calcext:value-type="string">
            <text:p>sn75lvds83a</text:p>
          </table:table-cell>
          <table:table-cell table:style-name="ce68"/>
          <table:table-cell/>
          <table:table-cell table:style-name="ce14" table:number-columns-repeated="2"/>
          <table:table-cell table:style-name="ce16" table:number-columns-repeated="4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r7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ce37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ce16" office:value-type="string" calcext:value-type="string">
            <text:p>g4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 table:style-name="ce1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g5</text:p>
          </table:table-cell>
          <table:table-cell table:style-name="Default" table:number-columns-repeated="2"/>
          <table:table-cell table:style-name="ce76" office:value-type="string" calcext:value-type="string">
            <text:p>y1+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ce16" office:value-type="string" calcext:value-type="string">
            <text:p>b2</text:p>
          </table:table-cell>
          <table:table-cell table:style-name="Default" table:number-columns-repeated="2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ce16"/>
          <table:table-cell table:style-name="Default" table:number-columns-repeated="2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ce16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ce16" office:value-type="string" calcext:value-type="string">
            <text:p>b6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ce16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 table:style-name="ce16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cmd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clk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d0</text:p>
          </table:table-cell>
          <table:table-cell table:style-name="ce8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ce8" office:value-type="string" calcext:value-type="string">
            <text:p>d2</text:p>
          </table:table-cell>
          <table:table-cell table:style-name="ce80" table:number-columns-repeated="8"/>
          <table:table-cell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 table:style-name="ce14" office:value-type="string" calcext:value-type="string">
            <text:p>green led</text:p>
          </table:table-cell>
          <table:table-cell table:style-name="ce22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tdc adj</text:p>
          </table:table-cell>
          <table:table-cell/>
          <table:table-cell table:style-name="ce15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68" office:value-type="string" calcext:value-type="string">
            <text:p>sdram</text:p>
          </table:table-cell>
          <table:table-cell table:style-name="ce6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6"/>
          <table:table-cell table:number-columns-repeated="16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08:15:42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09:04:10.731000000</dc:date>
    <meta:editing-duration>PT9H14M56S</meta:editing-duration>
    <meta:editing-cycles>35</meta:editing-cycles>
    <meta:generator>LibreOffice/6.0.5.2$Windows_X86_64 LibreOffice_project/54c8cbb85f300ac59db32fe8a675ff7683cd5a16</meta:generator>
    <meta:document-statistic meta:table-count="2" meta:cell-count="2712" meta:object-count="0"/>
  </office:meta>
</office:document-meta>
</file>